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5D00000071ACA43D7A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x="3.5071in" svg:y="-0.4063in" svg:width="3.8882in" svg:height="4.7508in" draw:z-index="0"><draw:image xlink:href="Pictures/10000000000005D00000071ACA43D7A4.png" xlink:type="simple" xlink:show="embed" xlink:actuate="onLoad" draw:mime-type="image/png"/></draw:frame><draw:frame draw:style-name="fr1" draw:name="Image1 Copy 1" text:anchor-type="char" svg:x="3.5071in" svg:y="5.0252in" svg:width="3.8882in" svg:height="4.7508in" draw:z-index="1"><draw:image xlink:href="Pictures/10000000000005D00000071ACA43D7A4.png" xlink:type="simple" xlink:show="embed" xlink:actuate="onLoad" draw:mime-type="image/png"/></draw:frame><draw:frame draw:style-name="fr1" draw:name="Image1 Copy 2" text:anchor-type="char" svg:x="-0.4874in" svg:y="5.0654in" svg:width="3.8882in" svg:height="4.7508in" draw:z-index="2"><draw:image xlink:href="Pictures/10000000000005D00000071ACA43D7A4.png" xlink:type="simple" xlink:show="embed" xlink:actuate="onLoad" draw:mime-type="image/png"/></draw:frame><draw:frame draw:style-name="fr1" draw:name="Image1 Copy 3" text:anchor-type="char" svg:x="-0.4874in" svg:y="-0.4063in" svg:width="3.8882in" svg:height="4.7508in" draw:z-index="3"><draw:image xlink:href="Pictures/10000000000005D00000071ACA43D7A4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Nimbus Roman" fo:font-size="12pt" fo:language="en" fo:country="US" style:letter-kerning="true" style:font-name-asian="Nimbus Sans1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Nimbus Roman" fo:font-size="12pt" fo:language="en" fo:country="US" style:letter-kerning="true" style:font-name-asian="Nimbus Sans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imbus Sans" fo:font-family="'Nimbus Sans'" style:font-family-generic="swiss" style:font-pitch="variable" fo:font-size="14pt" style:font-name-asian="Nimbus Sans1" style:font-family-asian="'Nimbus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2T03:53:03.980182000</meta:creation-date>
    <dc:date>2024-02-22T03:55:19.958082349</dc:date>
    <meta:editing-duration>PT2M17S</meta:editing-duration>
    <meta:editing-cycles>1</meta:editing-cycles>
    <meta:document-statistic meta:table-count="0" meta:image-count="4" meta:object-count="0" meta:page-count="1" meta:paragraph-count="0" meta:word-count="0" meta:character-count="0" meta:non-whitespace-character-count="0"/>
    <meta:generator>LibreOffice/24.2.0.3$Linux_X86_64 LibreOffice_project/420$Build-3</meta:generator>
  </office:meta>
</office:document-meta>
</file>